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ormat.formatIgnoreCache( QName qName , NamespaceResolver resolver , StringBuffer 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meFormat.format( QName qName , NamespaceResolver resolver , StringBuffer 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Format.parse( String jcrNames [ ] , NamespaceResolver 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ormat.parseIgnoreCache( String jcrName , Namespa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Format.checkFormat( String jc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ormat.parse( String jcrName , Namespace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Format.format( QName [ ] qNames , NamespaceResolver 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ameFormat.doParse( String jcr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ameFormat.format( QName qName , Namespace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Format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